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4F0000001F40000014C2D81A6B3.svg"/>
  <manifest:file-entry manifest:media-type="image/svg+xml" manifest:full-path="Pictures/100002F1000001D80000012F873D8872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arial" svg:font-family="arial, Helvetica, sans-serif"/>
    <style:font-face style:name="Liberation Serif1" svg:font-family="'Liberation Serif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585cm" fo:margin-left="-1.709cm" fo:margin-right="-1.875cm" table:align="margins"/>
    </style:style>
    <style:style style:name="Tableau1.A" style:family="table-column">
      <style:table-column-properties style:column-width="4.392cm" style:rel-column-width="2490*"/>
    </style:style>
    <style:style style:name="Tableau1.B" style:family="table-column">
      <style:table-column-properties style:column-width="16.193cm" style:rel-column-width="9180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8.763cm"/>
    </style:style>
    <style:style style:name="Tableau1.3" style:family="table-row">
      <style:table-row-properties style:min-row-height="5.034cm"/>
    </style:style>
    <style:style style:name="Tableau1.4" style:family="table-row">
      <style:table-row-properties style:min-row-height="2.672cm"/>
    </style:style>
    <style:style style:name="Tableau1.5" style:family="table-row">
      <style:table-row-properties style:min-row-height="3.928cm"/>
    </style:style>
    <style:style style:name="P1" style:family="paragraph" style:parent-style-name="Standard" style:master-page-name="">
      <style:paragraph-properties fo:margin-left="-1.3cm" fo:margin-right="-1.199cm" fo:text-indent="0cm" style:auto-text-indent="false" style:page-number="auto" fo:background-color="transparent">
        <style:background-image/>
      </style:paragraph-properties>
      <style:text-properties style:font-name="Roboto"/>
    </style:style>
    <style:style style:name="P2" style:family="paragraph" style:parent-style-name="Standard">
      <style:paragraph-properties fo:margin-left="-1.3cm" fo:margin-right="-1.199cm" fo:text-indent="0cm" style:auto-text-indent="false" fo:background-color="transparent">
        <style:background-image/>
      </style:paragraph-properties>
      <style:text-properties style:font-name="Roboto"/>
    </style:style>
    <style:style style:name="P3" style:family="paragraph" style:parent-style-name="Table_20_Contents">
      <style:text-properties fo:color="#0066b3" style:font-name="Roboto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font-name="Roboto"/>
    </style:style>
    <style:style style:name="P7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font-name="Roboto Condensed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font-name="Roboto Condensed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fo:color="#0066b3" style:font-name="Roboto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use-window-font-color="true" style:font-name="Roboto Condens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 style:list-style-name="L1">
      <style:text-properties style:font-name="Roboto Condensed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Roboto Condensed" fo:font-size="10pt" style:font-size-asian="10pt" style:font-size-complex="10pt"/>
    </style:style>
    <style:style style:name="P14" style:family="paragraph" style:parent-style-name="Table_20_Contents" style:list-style-name="L2">
      <style:text-properties style:font-name="Roboto Condensed" fo:font-size="10pt" style:font-size-asian="10pt" style:font-size-complex="10pt"/>
    </style:style>
    <style:style style:name="P15" style:family="paragraph" style:parent-style-name="Table_20_Contents" style:list-style-name="L1">
      <style:text-properties style:font-name="Roboto Condensed" fo:font-size="6pt" fo:font-weight="normal" style:font-size-asian="6pt" style:font-weight-asian="normal" style:font-size-complex="6pt" style:font-weight-complex="normal"/>
    </style:style>
    <style:style style:name="P16" style:family="paragraph" style:parent-style-name="Table_20_Contents" style:list-style-name="L2">
      <style:text-properties style:font-name="Roboto Condensed" fo:font-size="6pt" style:font-size-asian="6pt" style:font-size-complex="6pt"/>
    </style:style>
    <style:style style:name="P17" style:family="paragraph" style:parent-style-name="Table_20_Contents"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 style:list-style-name="L4"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text-properties fo:color="#0066b3" style:font-name="Roboto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color="#0066b3" style:font-name="Robot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able_20_Contents" style:list-style-name="L5">
      <style:text-properties style:use-window-font-color="true" style:font-name="Roboto Condens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use-window-font-color="true" style:font-name="Roboto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list-style-name="L8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 style:list-style-name="L9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 style:list-style-name="L5">
      <style:text-properties style:use-window-font-color="true" style:font-name="Roboto Condense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7" style:family="paragraph" style:parent-style-name="Table_20_Contents" style:list-style-name="L6">
      <style:text-properties style:use-window-font-color="true" style:font-name="Roboto Condense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8" style:family="paragraph" style:parent-style-name="Table_20_Contents">
      <style:text-properties style:use-window-font-color="true" style:font-name="Roboto Condensed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 style:list-style-name="L8">
      <style:text-properties style:use-window-font-color="true" style:font-name="Roboto Condensed" fo:font-size="6pt" fo:font-weight="normal" style:font-size-asian="6pt" style:font-weight-asian="normal" style:font-size-complex="6pt" style:font-weight-complex="normal"/>
    </style:style>
    <style:style style:name="P30" style:family="paragraph" style:parent-style-name="Table_20_Contents" style:list-style-name="L7"/>
    <style:style style:name="P31" style:family="paragraph" style:parent-style-name="Table_20_Contents" style:list-style-name="L8"/>
    <style:style style:name="P32" style:family="paragraph" style:parent-style-name="Table_20_Contents">
      <style:text-properties fo:font-size="6pt" style:font-size-asian="6pt" style:font-size-complex="6pt"/>
    </style:style>
    <style:style style:name="P33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font-name="Roboto Condensed" fo:font-size="10pt" style:font-size-asian="10pt" style:font-size-complex="10pt"/>
    </style:style>
    <style:style style:name="P34" style:family="paragraph" style:parent-style-name="Table_20_Contents">
      <style:paragraph-properties fo:margin-left="0cm" fo:margin-right="0cm" fo:text-indent="0cm" style:auto-text-indent="false" fo:background-color="transparent" text:number-lines="false" text:line-number="0">
        <style:background-image/>
      </style:paragraph-properties>
      <style:text-properties style:font-name="Roboto Condensed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 style:list-style-name="L5">
      <style:paragraph-properties fo:background-color="transparent">
        <style:background-image/>
      </style:paragraph-properties>
      <style:text-properties style:use-window-font-color="true" style:font-name="Roboto Condens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 style:list-style-name="L4">
      <style:paragraph-properties fo:background-color="transparent">
        <style:background-image/>
      </style:paragraph-properties>
      <style:text-properties style:use-window-font-color="true" style:font-name="Roboto Condens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 style:list-style-name="L4">
      <style:paragraph-properties fo:background-color="transparent">
        <style:background-image/>
      </style:paragraph-properties>
      <style:text-properties style:use-window-font-color="true" style:font-name="Roboto Condense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8" style:family="paragraph" style:parent-style-name="Table_20_Contents">
      <style:paragraph-properties fo:background-color="transparent">
        <style:background-image/>
      </style:paragraph-properties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 style:list-style-name="L5">
      <style:paragraph-properties fo:background-color="transparent">
        <style:background-image/>
      </style:paragraph-properties>
      <style:text-properties fo:color="#0066b3"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fo:font-variant="normal" fo:text-transform="none" fo:color="#00a3bd" style:text-line-through-style="none" style:font-name="arial" fo:font-size="9.75pt" fo:letter-spacing="normal" fo:font-style="italic" style:text-underline-style="none" fo:font-weight="normal" style:text-blinking="false" fo:background-color="#ebf8fa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-1.199cm" fo:text-indent="0cm" style:auto-text-indent="false" fo:background-color="transparent">
        <style:background-image/>
      </style:paragraph-properties>
      <style:text-properties style:font-name="Roboto"/>
    </style:style>
    <style:style style:name="P42" style:family="paragraph" style:parent-style-name="Standard">
      <style:paragraph-properties fo:margin-left="-1.3cm" fo:margin-right="-1.199cm" fo:text-indent="0cm" style:auto-text-indent="false" fo:background-color="transparent">
        <style:background-image/>
      </style:paragraph-properties>
    </style:style>
    <style:style style:name="P43" style:family="paragraph">
      <style:paragraph-properties fo:text-align="center"/>
    </style:style>
    <style:style style:name="P44" style:family="paragraph">
      <style:text-properties fo:color="#eeeeee" style:font-name="Robo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font-name="Roboto Condensed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Roboto Condensed" fo:font-size="10pt" style:font-size-asian="10pt" style:font-size-complex="10pt"/>
    </style:style>
    <style:style style:name="T7" style:family="text">
      <style:text-properties style:use-window-font-color="true" style:font-name="Roboto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font-name="Roboto Condens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Roboto Condensed" fo:font-size="10pt" style:font-size-asian="10pt" style:font-size-complex="10pt"/>
    </style:style>
    <style:style style:name="T10" style:family="text">
      <style:text-properties style:font-name="Roboto Condensed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Roboto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Roboto Condensed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style:use-window-font-color="true" style:text-line-through-style="none" style:font-name="Roboto Condensed" fo:font-size="10pt" fo:letter-spacing="normal" fo:font-style="italic" style:text-underline-style="none" fo:font-weight="normal" style:text-blinking="false" fo:background-color="#ebf8fa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eeeeee" style:font-name="Roboto" fo:font-size="24pt" style:font-size-asian="20pt" style:font-size-complex="24pt"/>
    </style:style>
    <style:style style:name="T15" style:family="text">
      <style:text-properties fo:color="#eeeeee" style:font-name="Roboto"/>
    </style:style>
    <text:list-style style:name="L1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tarSymbol"/>
      </text:list-level-style-bullet>
    </text:list-style>
    <text:list-style style:name="L4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image text:level="1" xlink:href="Pictures/100004F0000001F40000014C2D81A6B3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image text:level="1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9">
      <text:list-level-style-image text:level="1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2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3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4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5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6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7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8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8.255cm" fo:text-indent="-0.635cm" fo:margin-left="8.255cm"/>
        </style:list-level-properties>
      </text:list-level-style-image>
      <text:list-level-style-image text:level="9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8.89cm" fo:text-indent="-0.635cm" fo:margin-left="8.89cm"/>
        </style:list-level-properties>
      </text:list-level-style-image>
      <text:list-level-style-image text:level="10" xlink:href="Pictures/100002F1000001D80000012F873D8872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9.525cm" fo:text-indent="-0.635cm" fo:margin-left="9.525cm"/>
        </style:list-level-properties>
      </text:list-level-style-image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4c4c4c" draw:textarea-horizontal-align="justify" draw:textarea-vertical-align="middle" draw:auto-grow-height="false" fo:min-height="4.325cm" fo:min-width="2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889cm" fo:min-width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e2" draw:style-name="gr2" draw:text-style-name="P44" svg:width="14.01cm" svg:height="2.606cm" svg:x="3.314cm" svg:y="-1.496cm"><draw:text-box><text:p><text:span text:style-name="T14">Recherche Stage en Informatique</text:span></text:p></draw:text-box></draw:frame><draw:frame text:anchor-type="paragraph" draw:z-index="2" draw:name="Forme3" draw:style-name="gr3" draw:text-style-name="P44" svg:width="15.26cm" svg:height="1.955cm" svg:x="3.739cm" svg:y="-0.199cm"><draw:text-box><text:p><text:span text:style-name="T15">A la recherche d'un stage </text:span></text:p><text:p><text:span text:style-name="T15">Disponible du 1er juillet au 1er septembre dans le département l'Hérault (Montpellier) et dans la région de l'Île-de-France (75, 92, 93, 94).</text:span></text:p></draw:text-box></draw:frame><draw:custom-shape text:anchor-type="paragraph" draw:z-index="3" draw:name="Forme4" draw:style-name="gr4" draw:text-style-name="P43" svg:width="4.155cm" svg:height="4.082cm" svg:x="-1.304cm" svg:y="-1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" draw:text-style-name="P43" svg:width="21.035cm" svg:height="4.326cm" svg:x="-2.115cm" svg:y="-2cm"><text:p/><draw:enhanced-geometry svg:viewBox="0 0 21600 21600" draw:type="rectangle" draw:enhanced-path="M 0 0 L 21600 0 21600 21600 0 21600 0 0 Z N"/></draw:custom-shape></text:p>
      <text:p text:style-name="P2"/>
      <text:p text:style-name="P42"/>
      <text:p text:style-name="P4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/>
            <text:p text:style-name="P8">21 ans</text:p>
            <text:p text:style-name="P8"/>
            <text:p text:style-name="P8">07 83 35 16 86</text:p>
            <text:p text:style-name="P8"/>
            <text:p text:style-name="P8">271 av. Puech de Massane</text:p>
            <text:p text:style-name="P8">34080 <text:s/>Montpellier</text:p>
            <text:p text:style-name="P8"/>
            <text:p text:style-name="P8">lamouchiambre@gmail.com</text:p>
          </table:table-cell>
          <table:table-cell table:style-name="Tableau1.A1" office:value-type="string">
            <text:p text:style-name="P3">Formation</text:p>
            <text:p text:style-name="P13">2019- en cours <text:s text:c="11"/><text:span text:style-name="T1">Licence 3 en Cursus Master Ingénierie <text:s text:c="43"/></text:span></text:p>
            <text:p text:style-name="P13"><text:span text:style-name="T3"><text:s text:c="26"/>Faculté des sciences de Montpellier</text:span></text:p>
            <text:list xml:id="list5750284874506814912" text:style-name="L1">
              <text:list-item>
                <text:p text:style-name="P12">Étude des préférences dans l’expression de la quantification</text:p>
                <text:list>
                  <text:list-item>
                    <text:p text:style-name="P12">Travaux encadrés de recherche sur 1 an</text:p>
                    <text:p text:style-name="P15"/>
                  </text:list-item>
                </text:list>
              </text:list-item>
            </text:list>
            <text:p text:style-name="P13"><text:span text:style-name="T2">2017-2019 <text:s text:c="22"/></text:span><text:span text:style-name="T1">Licence 1 &amp; 2 en Cursus Master Ingénierie</text:span><text:span text:style-name="T2"> <text:s text:c="38"/></text:span></text:p>
            <text:p text:style-name="P13"><text:span text:style-name="T3"><text:s text:c="27"/>Faculté des sciences de Montpellier</text:span></text:p>
            <text:list xml:id="list8995190117905049984" text:style-name="L2">
              <text:list-item>
                <text:p text:style-name="P14">Visualisation des Fractales de Mandelbrot</text:p>
                <text:list>
                  <text:list-item>
                    <text:p text:style-name="P14">projet de programmation sur 3 mois</text:p>
                  </text:list-item>
                  <text:list-item>
                    <text:p text:style-name="P14">Réalisation d’un logiciel de représentation des fractales de Mandelbrot en c++ et opengl</text:p>
                    <text:p text:style-name="P16"/>
                  </text:list-item>
                </text:list>
              </text:list-item>
            </text:list>
            <text:p text:style-name="P13">2016-2017 <text:s text:c="23"/><text:span text:style-name="T1">Première année de Classe Préparatoire aux Grandes Écoles en parcours Physique Chimie et Science </text:span></text:p>
            <text:p text:style-name="P13"><text:span text:style-name="T1"><text:s text:c="43"/>de l’Ingénieur spécialité Chimie</text:span></text:p>
            <text:p text:style-name="Table_20_Contents"><text:span text:style-name="T11"><text:s text:c="28"/>Lycée Joffre, Montpellier</text:span></text:p>
            <text:p text:style-name="P32"><text:span text:style-name="T12"/></text:p>
            <text:p text:style-name="Table_20_Contents"><text:span text:style-name="T9">2016 <text:s text:c="37"/></text:span><text:span text:style-name="T10">Baccalauréat scientifique spécialité Mathématiques Mention bien</text:span></text:p>
            <text:p text:style-name="Table_20_Contents"><text:span text:style-name="T10"><text:s text:c="45"/></text:span><text:span text:style-name="T11">Lycée Jean Monnet, Montpellier</text:span></text:p>
            <text:p text:style-name="Table_20_Contents"><text:span text:style-name="T11"/></text:p>
          </table:table-cell>
        </table:table-row>
        <table:table-row table:style-name="Tableau1.2">
          <table:table-cell table:style-name="Tableau1.A1" office:value-type="string">
            <text:p text:style-name="P9">Compétences informatiques</text:p>
            <text:p text:style-name="P7"/>
            <text:p text:style-name="P7"><text:span text:style-name="T1">Bureautique : </text:span>Pack office, (diplôme C2i)</text:p>
            <text:p text:style-name="P7"/>
            <text:p text:style-name="P7"><text:span text:style-name="T1">Modélisation</text:span><text:span text:style-name="T1"> :</text:span> UML</text:p>
            <text:p text:style-name="P7"/>
            <text:p text:style-name="P7"><text:span text:style-name="T1">Logiciel :</text:span> </text:p>
            <text:p text:style-name="P7">Java, C++, C, Python, <text:s/>Scheme, Git</text:p>
            <text:p text:style-name="P7"/>
            <text:p text:style-name="P8">Web :</text:p>
            <text:p text:style-name="P7">HTML/ CSS/ PHP/ javascript</text:p>
            <text:p text:style-name="P7"/>
            <text:p text:style-name="P10">Langues</text:p>
            <text:p text:style-name="P11"/>
            <text:p text:style-name="P11">Anglais A2</text:p>
            <text:p text:style-name="P11">Espagnol A2</text:p>
            <text:p text:style-name="P6"/>
          </table:table-cell>
          <table:table-cell table:style-name="Tableau1.A1" office:value-type="string">
            <text:p text:style-name="P3">Expérience informatique</text:p>
            <text:p text:style-name="P3"><text:span text:style-name="T5">2019 Août <text:s text:c="26"/></text:span><text:span text:style-name="T6">Stage d’initiation à la recherche : l'Intelligence Artificielle </text:span></text:p>
            <text:p text:style-name="P3"><text:span text:style-name="T7"><text:s text:c="28"/>Centre International de Mathématiques et Informatique (CIMI), Toulouse</text:span></text:p>
            <text:list xml:id="list1381944148711597323" text:style-name="L4">
              <text:list-item>
                <text:p text:style-name="P18"><text:span text:style-name="T5">Apprentissage de technique de l’Intelligence </text:span><text:span text:style-name="T5">Artificielle</text:span></text:p>
              </text:list-item>
              <text:list-item>
                <text:p text:style-name="P36">Compréhension des enjeux sociétaux et risques éthiques</text:p>
                <text:p text:style-name="P37"/>
              </text:list-item>
            </text:list>
            <text:p text:style-name="P38"><text:span text:style-name="T5">2019 juin (2 mois) <text:s text:c="6"/></text:span><text:span text:style-name="T6"><text:s/>Stage de Recherche </text:span></text:p>
            <text:p text:style-name="P40"><text:span text:style-name="T6"><text:s text:c="27"/>Laboratoire d’Informatique, de Robotique et de Microélectronique de Montpellier</text:span></text:p>
            <text:list xml:id="list7618229804588195487" text:style-name="L5">
              <text:list-item>
                <text:p text:style-name="P39"><text:span text:style-name="T5">Synthèse bibliographie sur l’ensemble des projet de  « immersive annalytics »</text:span></text:p>
              </text:list-item>
              <text:list-item>
                <text:p text:style-name="P35">Développement et implémentation d’un programme de visualisation de graphique sur l’occulus GO.</text:p>
                <text:p text:style-name="P26"/>
              </text:list-item>
            </text:list>
            <text:p text:style-name="P4"><text:span text:style-name="T5">2018 <text:s/>Août <text:s text:c="23"/></text:span><text:span text:style-name="T6">Stage initiation à la recherche : Sécurité</text:span></text:p>
            <text:p text:style-name="P4"><text:span text:style-name="T7"><text:s text:c="27"/>Centre International de Mathématiques et Informatique (CIMI), Toulouse</text:span></text:p>
            <text:list xml:id="list39637076" text:continue-numbering="true" text:style-name="L5">
              <text:list-item>
                <text:p text:style-name="P21">Apprentissage des fondements de la sécurité informatique et de la cryptographie</text:p>
              </text:list-item>
            </text:list>
            <text:list xml:id="list8065598168951221261" text:style-name="L6">
              <text:list-header>
                <text:p text:style-name="P27"/>
              </text:list-header>
            </text:list>
            <text:p text:style-name="P4"><text:span text:style-name="T5">2014 <text:s text:c="36"/></text:span><text:span text:style-name="T6">MathC2+ initiation à la recherche sciences mathématiques et informatique</text:span></text:p>
            <text:p text:style-name="Table_20_Contents"><text:span text:style-name="T6"><text:s text:c="47"/>Facultés</text:span><text:span text:style-name="T13"> des sciences, Montpellier</text:span></text:p>
            <text:list xml:id="list39634417" text:continue-list="list39637076" text:style-name="L5">
              <text:list-item>
                <text:p text:style-name="P21">Découverte de la bio-informatique, programmation : initiation au langage Python, utilisation d'Aduino</text:p>
                <text:p text:style-name="P26"/>
              </text:list-item>
            </text:list>
            <text:p text:style-name="P4"><text:span text:style-name="T5">2015 avril <text:s text:c="25"/></text:span><text:span text:style-name="T6">Ateliers et 2 camps d'informatique</text:span></text:p>
            <text:p text:style-name="P20"><text:span text:style-name="T6"><text:s text:c="28"/>Epitech, Montpellier</text:span></text:p>
            <text:list xml:id="list5315455844271022100" text:style-name="L7">
              <text:list-item>
                <text:p text:style-name="P30"><text:span text:style-name="T8">Découverte et apprentissage du code à travers les jeux vidéo</text:span></text:p>
                <text:p text:style-name="P30"><text:span text:style-name="T8"/></text:p>
              </text:list-item>
            </text:list>
          </table:table-cell>
        </table:table-row>
        <table:table-row table:style-name="Tableau1.3">
          <table:table-cell table:style-name="Tableau1.A1" office:value-type="string">
            <text:p text:style-name="P3">Loisirs</text:p>
            <text:p text:style-name="P5"><text:span text:style-name="T1">Théâtre : </text:span>membre de la compagnie « Mandragor »participation à des festivals et à des représentations théâtrales de 2006 à 2016.</text:p>
            <text:p text:style-name="P5"/>
            <text:p text:style-name="P5"/>
          </table:table-cell>
          <table:table-cell table:style-name="Tableau1.A1" office:value-type="string">
            <text:p text:style-name="P3">Autres expériences</text:p>
            <text:p text:style-name="P5">2018 Août <text:s text:c="25"/><text:span text:style-name="T1">Assistante administrative </text:span><text:s text:c="67"/></text:p>
            <text:p text:style-name="P5"><text:s text:c="48"/><text:span text:style-name="T4">Crédit Foncier, Charenton-Le-Pont (94) <text:s text:c="2"/></text:span><text:s/></text:p>
            <text:list xml:id="list7218507456172154223" text:style-name="L8">
              <text:list-item>
                <text:p text:style-name="P24">Mise à Jour des dossiers du service Mise En Place</text:p>
              </text:list-item>
              <text:list-item>
                <text:p text:style-name="P31"><text:span text:style-name="T5">C</text:span><text:span text:style-name="T5">onstitution de demande d’expertise</text:span></text:p>
                <text:p text:style-name="P29"/>
              </text:list-item>
            </text:list>
            <text:p text:style-name="P5">2018 Juin <text:s text:c="28"/><text:span text:style-name="T1">Stage d’enseignement dans une école d’application</text:span></text:p>
            <text:p text:style-name="P22"><text:s text:c="29"/>École Charles Daviler Montpellier </text:p>
            <text:list xml:id="list4888860390809603949" text:style-name="L9">
              <text:list-item>
                <text:p text:style-name="P25">Assistance et support techniques des enseignants </text:p>
              </text:list-item>
              <text:list-item>
                <text:p text:style-name="P25">Mise en place d’art informatique</text:p>
              </text:list-item>
            </text:list>
            <text:p text:style-name="P5"><text:s text:c="9"/></text:p>
          </table:table-cell>
        </table:table-row>
        <table:table-row table:style-name="Tableau1.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Association et Bénévolats</text:p>
            <text:p text:style-name="P3"><text:span text:style-name="T5">2019 <text:s text:c="41"/></text:span><text:span text:style-name="T6">Trésorière de l'association « Hello World »</text:span></text:p>
            <text:list xml:id="list39658226" text:continue-list="list7218507456172154223" text:style-name="L8">
              <text:list-item>
                <text:p text:style-name="P24">Participation a l'organisation de la festiscience9</text:p>
              </text:list-item>
            </text:list>
            <text:p text:style-name="P28"/>
            <text:p text:style-name="P5">19 février 2019 <text:s text:c="22"/><text:span text:style-name="T1">Volontaire aux Portes ouvertes</text:span></text:p>
            <text:list xml:id="list39662169" text:continue-numbering="true" text:style-name="L8">
              <text:list-item>
                <text:p text:style-name="P31"><text:span text:style-name="T5">Accueil des étudiants au stand du département informatique et présentation du parcours universitaire</text:span></text:p>
              </text:list-item>
            </text:list>
          </table:table-cell>
        </table:table-row>
        <text:soft-page-break/>
        <table:table-row table:style-name="Tableau1.5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arial" svg:font-family="arial, Helvetica, sans-serif"/>
    <style:font-face style:name="Liberation Serif1" svg:font-family="'Liberation Serif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 Regular" style:font-size-asian="14pt" style:font-weight-asian="bold" style:font-name-complex="Lohit Devanagari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4T13:44:43.961480128</meta:creation-date>
    <dc:date>2019-10-08T19:44:30.28</dc:date>
    <meta:editing-duration>PT3H49M34S</meta:editing-duration>
    <meta:editing-cycles>8</meta:editing-cycles>
    <meta:generator>OpenOffice/4.1.5$Win32 OpenOffice.org_project/415m1$Build-9789</meta:generator>
    <dc:creator>ambre lamouchi</dc:creator>
    <meta:document-statistic meta:table-count="1" meta:image-count="0" meta:object-count="0" meta:page-count="2" meta:paragraph-count="65" meta:word-count="415" meta:character-count="3744"/>
  </office:meta>
</office:document-meta>
</file>